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2.91pt"/>
    </style:style>
    <style:style style:name="co2" style:family="table-column">
      <style:table-column-properties fo:break-before="auto" style:column-width="225.41pt"/>
    </style:style>
    <style:style style:name="co3" style:family="table-column">
      <style:table-column-properties fo:break-before="auto" style:column-width="326.49pt"/>
    </style:style>
    <style:style style:name="co4" style:family="table-column">
      <style:table-column-properties fo:break-before="auto" style:column-width="605.99pt"/>
    </style:style>
    <style:style style:name="co5" style:family="table-column">
      <style:table-column-properties fo:break-before="auto" style:column-width="430.21pt"/>
    </style:style>
    <style:style style:name="co6" style:family="table-column">
      <style:table-column-properties fo:break-before="auto" style:column-width="241.09pt"/>
    </style:style>
    <style:style style:name="co7" style:family="table-column">
      <style:table-column-properties fo:break-before="auto" style:column-width="371.54pt"/>
    </style:style>
    <style:style style:name="co8" style:family="table-column">
      <style:table-column-properties fo:break-before="auto" style:column-width="325.19pt"/>
    </style:style>
    <style:style style:name="co9" style:family="table-column">
      <style:table-column-properties fo:break-before="auto" style:column-width="257.3pt"/>
    </style:style>
    <style:style style:name="co10" style:family="table-column">
      <style:table-column-properties fo:break-before="auto" style:column-width="380.55pt"/>
    </style:style>
    <style:style style:name="co11" style:family="table-column">
      <style:table-column-properties fo:break-before="auto" style:column-width="758.86pt"/>
    </style:style>
    <style:style style:name="co12" style:family="table-column">
      <style:table-column-properties fo:break-before="auto" style:column-width="275.81pt"/>
    </style:style>
    <style:style style:name="co13" style:family="table-column">
      <style:table-column-properties fo:break-before="auto" style:column-width="522.6pt"/>
    </style:style>
    <style:style style:name="co14" style:family="table-column">
      <style:table-column-properties fo:break-before="auto" style:column-width="299pt"/>
    </style:style>
    <style:style style:name="co15" style:family="table-column">
      <style:table-column-properties fo:break-before="auto" style:column-width="300.5pt"/>
    </style:style>
    <style:style style:name="co16" style:family="table-column">
      <style:table-column-properties fo:break-before="auto" style:column-width="64.01pt"/>
    </style:style>
    <style:style style:name="ro1" style:family="table-row">
      <style:table-row-properties style:row-height="56.95pt" fo:break-before="auto" style:use-optimal-row-height="false"/>
    </style:style>
    <style:style style:name="ro2" style:family="table-row">
      <style:table-row-properties style:row-height="68.66pt" fo:break-before="auto" style:use-optimal-row-height="true"/>
    </style:style>
    <style:style style:name="ro3" style:family="table-row">
      <style:table-row-properties style:row-height="53.69pt" fo:break-before="auto" style:use-optimal-row-height="false"/>
    </style:style>
    <style:style style:name="ro4" style:family="table-row">
      <style:table-row-properties style:row-height="47pt" fo:break-before="auto" style:use-optimal-row-height="false"/>
    </style:style>
    <style:style style:name="ro5" style:family="table-row">
      <style:table-row-properties style:row-height="41.75pt" fo:break-before="auto" style:use-optimal-row-height="false"/>
    </style:style>
    <style:style style:name="ro6" style:family="table-row">
      <style:table-row-properties style:row-height="28.35pt" fo:break-before="auto" style:use-optimal-row-height="false"/>
    </style:style>
    <style:style style:name="ro7" style:family="table-row">
      <style:table-row-properties style:row-height="51.45pt" fo:break-before="auto" style:use-optimal-row-height="false"/>
    </style:style>
    <style:style style:name="ro8" style:family="table-row">
      <style:table-row-properties style:row-height="49.95pt" fo:break-before="auto" style:use-optimal-row-height="false"/>
    </style:style>
    <style:style style:name="ro9" style:family="table-row">
      <style:table-row-properties style:row-height="33.9pt" fo:break-before="auto" style:use-optimal-row-height="false"/>
    </style:style>
    <style:style style:name="ro10" style:family="table-row">
      <style:table-row-properties style:row-height="30.56pt" fo:break-before="auto" style:use-optimal-row-height="false"/>
    </style:style>
    <style:style style:name="ro11" style:family="table-row">
      <style:table-row-properties style:row-height="37.3pt" fo:break-before="auto" style:use-optimal-row-height="false"/>
    </style:style>
    <style:style style:name="ro12" style:family="table-row">
      <style:table-row-properties style:row-height="42.49pt" fo:break-before="auto" style:use-optimal-row-height="false"/>
    </style:style>
    <style:style style:name="ro13" style:family="table-row">
      <style:table-row-properties style:row-height="38.04pt" fo:break-before="auto" style:use-optimal-row-height="false"/>
    </style:style>
    <style:style style:name="ro14" style:family="table-row">
      <style:table-row-properties style:row-height="35.04pt" fo:break-before="auto" style:use-optimal-row-height="false"/>
    </style:style>
    <style:style style:name="ro15" style:family="table-row">
      <style:table-row-properties style:row-height="40.71pt" fo:break-before="auto" style:use-optimal-row-height="false"/>
    </style:style>
    <style:style style:name="ro16" style:family="table-row">
      <style:table-row-properties style:row-height="33.56pt" fo:break-before="auto" style:use-optimal-row-height="false"/>
    </style:style>
    <style:style style:name="ro17" style:family="table-row">
      <style:table-row-properties style:row-height="43.99pt" fo:break-before="auto" style:use-optimal-row-height="false"/>
    </style:style>
    <style:style style:name="ro18" style:family="table-row">
      <style:table-row-properties style:row-height="32.06pt" fo:break-before="auto" style:use-optimal-row-height="false"/>
    </style:style>
    <style:style style:name="ro19" style:family="table-row">
      <style:table-row-properties style:row-height="58.96pt" fo:break-before="auto" style:use-optimal-row-height="false"/>
    </style:style>
    <style:style style:name="ro20" style:family="table-row">
      <style:table-row-properties style:row-height="34.3pt" fo:break-before="auto" style:use-optimal-row-height="false"/>
    </style:style>
    <style:style style:name="ro21" style:family="table-row">
      <style:table-row-properties style:row-height="47.45pt" fo:break-before="auto" style:use-optimal-row-height="false"/>
    </style:style>
    <style:style style:name="ro2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fo:font-size="20pt" fo:font-weight="bold" style:font-size-asian="20pt" style:font-weight-asian="bold" style:font-size-complex="20pt" style:font-weight-complex="bold"/>
    </style:style>
    <style:style style:name="ce2" style:family="table-cell" style:parent-style-name="Default">
      <style:table-cell-properties style:text-align-source="fix" style:repeat-content="false"/>
      <style:paragraph-properties fo:text-align="center" fo:margin-left="0pt"/>
      <style:text-properties fo:font-size="18pt" fo:font-weight="bold" style:font-size-asian="18pt" style:font-weight-asian="bold" style:font-size-complex="18pt"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table:style-name="ce1" office:value-type="string" calcext:value-type="string">
            <text:p>JOB TITLE</text:p>
          </table:table-cell>
          <table:table-cell table:style-name="ce1" office:value-type="string" calcext:value-type="string">
            <text:p>COMPANY NAME</text:p>
          </table:table-cell>
          <table:table-cell table:style-name="ce1" office:value-type="string" calcext:value-type="string">
            <text:p>VACANCY</text:p>
          </table:table-cell>
          <table:table-cell table:style-name="ce1" office:value-type="string" calcext:value-type="string">
            <text:p>JOB RESPONSIBILITIES</text:p>
          </table:table-cell>
          <table:table-cell table:style-name="ce1" office:value-type="string" calcext:value-type="string">
            <text:p>JOB CONTEXT</text:p>
          </table:table-cell>
          <table:table-cell table:style-name="ce1" office:value-type="string" calcext:value-type="string">
            <text:p>EMPLOYMENT STATUS</text:p>
          </table:table-cell>
          <table:table-cell table:style-name="ce1" office:value-type="string" calcext:value-type="string">
            <text:p>EXPERIENCE</text:p>
          </table:table-cell>
          <table:table-cell table:style-name="ce2" office:value-type="string" calcext:value-type="string">
            <text:p>GENDER</text:p>
          </table:table-cell>
          <table:table-cell table:style-name="ce1" office:value-type="string" calcext:value-type="string">
            <text:p>AGE</text:p>
          </table:table-cell>
          <table:table-cell table:style-name="ce1" office:value-type="string" calcext:value-type="string">
            <text:p>JOB LOCATION</text:p>
          </table:table-cell>
          <table:table-cell table:style-name="ce1" office:value-type="string" calcext:value-type="string">
            <text:p>EDUCATIONAL REQUIREMENTS</text:p>
          </table:table-cell>
          <table:table-cell table:style-name="ce1" office:value-type="string" calcext:value-type="string">
            <text:p>ADDITIONAL REQUIREMENTS</text:p>
          </table:table-cell>
          <table:table-cell table:style-name="ce1" office:value-type="string" calcext:value-type="string">
            <text:p>SALARY</text:p>
          </table:table-cell>
          <table:table-cell table:style-name="ce1" office:value-type="string" calcext:value-type="string">
            <text:p>COMPENSATION &amp; AND OTHER BENEFITS</text:p>
          </table:table-cell>
          <table:table-cell table:style-name="ce1" office:value-type="string" calcext:value-type="string">
            <text:p>PUBLISHED ON</text:p>
          </table:table-cell>
          <table:table-cell table:style-name="ce1" office:value-type="string" calcext:value-type="string">
            <text:p>APPLICATION DEADLINE</text:p>
          </table:table-cell>
        </table:table-row>
        <table:table-row table:style-name="ro2">
          <table:table-cell office:value-type="string" calcext:value-type="string">
            <text:p>Online Marketing Executive</text:p>
          </table:table-cell>
          <table:table-cell office:value-type="string" calcext:value-type="string">
            <text:p>Step 21 Ltd. </text:p>
          </table:table-cell>
          <table:table-cell office:value-type="string" calcext:value-type="string">
            <text:p/>
            <text:p>                                                                50</text:p>
            <text:p>                                                                </text:p>
          </table:table-cell>
          <table:table-cell office:value-type="string" calcext:value-type="string">
            <text:p/>
            <text:p>Manage all digital marketing campaigns.</text:p>
            <text:p>Monitor social media accounts.</text:p>
            <text:p/>
          </table:table-cell>
          <table:table-cell/>
          <table:table-cell office:value-type="string" calcext:value-type="string">
            <text:p/>
            <text:p>                                                                Full-time</text:p>
            <text:p>                                                            </text:p>
          </table:table-cell>
          <table:table-cell office:value-type="string" calcext:value-type="string">
            <text:p/>
            <text:p>Â Na</text:p>
            <text:p>                                                                    </text:p>
          </table:table-cell>
          <table:table-cell office:value-type="string" calcext:value-type="string">
            <text:p/>
            <text:p>Â Only males are allowed to apply</text:p>
            <text:p>                                                                    </text:p>
          </table:table-cell>
          <table:table-cell office:value-type="string" calcext:value-type="string">
            <text:p/>
            <text:p>Â Age at most 30 years</text:p>
            <text:p>                                                                    </text:p>
          </table:table-cell>
          <table:table-cell office:value-type="string" calcext:value-type="string">
            <text:p/>
            <text:p>Â Sylhet</text:p>
            <text:p>                                                                    </text:p>
          </table:table-cell>
          <table:table-cell office:value-type="string" calcext:value-type="string">
            <text:p/>
            <text:p>HSC, Bachelor degree in any discipline, Diploma in Engineering.</text:p>
            <text:p/>
          </table:table-cell>
          <table:table-cell office:value-type="string" calcext:value-type="string">
            <text:p/>
            <text:p>Age at most 30 years </text:p>
            <text:p>Only males are allowed to apply</text:p>
            <text:p>The applicants should have experience in the following area(s): Data Entry Operator (English).</text:p>
            <text:p>Fast learner and passion for sale.</text:p>
            <text:p/>
          </table:table-cell>
          <table:table-cell office:value-type="string" calcext:value-type="string">
            <text:p/>
            <text:p>Â Negotiable</text:p>
            <text:p>                                                                    </text:p>
          </table:table-cell>
          <table:table-cell office:value-type="string" calcext:value-type="string">
            <text:p/>
            <text:p>Performance bonus </text:p>
            <text:p>Lunch Facilities: Partially Subsidize </text:p>
            <text:p>Festival bonus 2 (Yearly).</text:p>
            <text:p/>
          </table:table-cell>
          <table:table-cell office:value-type="string" calcext:value-type="string">
            <text:p/>
            <text:p>Â Oct 31, 2019</text:p>
            <text:p>                                                                        </text:p>
          </table:table-cell>
          <table:table-cell office:value-type="string" calcext:value-type="string">
            <text:p/>
            <text:p>Â Nov 30, 2019</text:p>
            <text:p>                                                                        </text:p>
          </table:table-cell>
        </table:table-row>
        <table:table-row table:style-name="ro3">
          <table:table-cell office:value-type="string" calcext:value-type="string">
            <text:p>Software Engineer</text:p>
          </table:table-cell>
          <table:table-cell office:value-type="string" calcext:value-type="string">
            <text:p>DataSoft Systems Bangladesh Limited </text:p>
          </table:table-cell>
          <table:table-cell office:value-type="string" calcext:value-type="string">
            <text:p/>
            <text:p>                                                                01</text:p>
            <text:p>                                                                </text:p>
          </table:table-cell>
          <table:table-cell office:value-type="string" calcext:value-type="string">
            <text:p/>
            <text:p>Design, build and maintain efficient, reusable, and reliable code.</text:p>
            <text:p>Prepare and produce releases of software components.</text:p>
            <text:p>Identify bottlenecks and bugs, and devise solutions to these problems.</text:p>
            <text:p>Upgrading, configuring and debugging existing systems.</text:p>
            <text:p>Perform code review, Unit Testing.</text:p>
            <text:p>Maintain necessary documentation in accordance with companies and clients' quality, process and documentation requirements.</text:p>
            <text:p/>
          </table:table-cell>
          <table:table-cell/>
          <table:table-cell office:value-type="string" calcext:value-type="string">
            <text:p/>
            <text:p>                                                                Full-time</text:p>
            <text:p>                                                            </text:p>
          </table:table-cell>
          <table:table-cell office:value-type="string" calcext:value-type="string">
            <text:p/>
            <text:p>Â 3 to 4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Sc in CSE/CS/EEE/ Applied Physics/Physics/ from any reputed university.</text:p>
            <text:p/>
          </table:table-cell>
          <table:table-cell office:value-type="string" calcext:value-type="string">
            <text:p/>
            <text:p>Both males and females are allowed to apply</text:p>
            <text:p>1-4 years of hands-on experience in Software Development.</text:p>
            <text:p>1+ years of Sound knowledge and practical work experience in C#, ASP .NET, also Windows Socket Programming, MODBUS Protocol experience is a Must</text:p>
            <text:p>Understanding on Queue management, Web technology and REST API</text:p>
            <text:p>Very good problem solving Capability, Client communication and technical lead a small/medium team.</text:p>
            <text:p>Having experience in Python programming and Real life Microcontroller experience  is preferable</text:p>
            <text:p/>
          </table:table-cell>
          <table:table-cell office:value-type="string" calcext:value-type="string">
            <text:p/>
            <text:p>Â Tk. 50000 (Monthly)</text:p>
            <text:p>                                                                    </text:p>
          </table:table-cell>
          <table:table-cell office:value-type="string" calcext:value-type="string">
            <text:p/>
            <text:p>Provident fund, Weekly 2 holidaysLunch Facilities: Partially SubsidizeSalary Review: YearlyFestival Bonus: 3</text:p>
            <text:p/>
          </table:table-cell>
          <table:table-cell office:value-type="string" calcext:value-type="string">
            <text:p/>
            <text:p>Â Oct 31, 2019</text:p>
            <text:p>                                                                        </text:p>
          </table:table-cell>
          <table:table-cell office:value-type="string" calcext:value-type="string">
            <text:p/>
            <text:p>Â Nov 30, 2019</text:p>
            <text:p>                                                                        </text:p>
          </table:table-cell>
        </table:table-row>
        <table:table-row table:style-name="ro4">
          <table:table-cell office:value-type="string" calcext:value-type="string">
            <text:p>Jr. Full - Stack Developer</text:p>
          </table:table-cell>
          <table:table-cell office:value-type="string" calcext:value-type="string">
            <text:p>Hungrynaki.com </text:p>
          </table:table-cell>
          <table:table-cell office:value-type="string" calcext:value-type="string">
            <text:p/>
            <text:p>                                                                01</text:p>
            <text:p>                                                                </text:p>
          </table:table-cell>
          <table:table-cell office:value-type="string" calcext:value-type="string">
            <text:p/>
            <text:p>Integration of user-facing elements developed by front-end developers with server side logic.</text:p>
            <text:p>Writing reusable, testable, and efficient code.</text:p>
            <text:p>Design and implementation of low-latency, high-availability, and performant applications.</text:p>
            <text:p>Integration of data storage solutions</text:p>
            <text:p>Work with cloud message APIs and usage of push notifications</text:p>
            <text:p>Implementation of security and data protection.</text:p>
            <text:p>Quick fixing on the fly if any severe issues arise.</text:p>
            <text:p/>
          </table:table-cell>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
            <text:p>                                                                    </text:p>
          </table:table-cell>
          <table:table-cell/>
          <table:table-cell office:value-type="string" calcext:value-type="string">
            <text:p/>
            <text:p>Â Dhaka</text:p>
            <text:p>                                                                    </text:p>
          </table:table-cell>
          <table:table-cell office:value-type="string" calcext:value-type="string">
            <text:p/>
            <text:p>Bachelor of Science (BSc) in CSE, Master of Science (MSc) in CSE</text:p>
            <text:p/>
          </table:table-cell>
          <table:table-cell office:value-type="string" calcext:value-type="string">
            <text:p/>
            <text:p>#Backend:</text:p>
            <text:p>Proficiency in GraphQL and API Communications.</text:p>
            <text:p>Good Grasp of Asynchronous Programming with async functions and Promises</text:p>
            <text:p>Working knowledge of ES6</text:p>
            <text:p>Working Knowledge in User Authentication and Authorization using OAUTH, JWT and others</text:p>
            <text:p>Experience in Implementing Data Protection</text:p>
            <text:p>Natural at debugging and profiling own applications.</text:p>
            <text:p>Knowledge or basic about the distributed streaming platform (Kafka)</text:p>
            <text:p>Knowledge about  in-memory data structure store (Redis)</text:p>
            <text:p>Knowledge and work experience with document-based and distributed NoSQL databases (MongoDB)</text:p>
            <text:p>#Frontend:</text:p>
            <text:p>Working knowledge of implementing reusable components and corresponding CSS structures</text:p>
            <text:p>Needs to have worked with at least one out of these following frontend frameworks: Vue.js, React Js or equivalent</text:p>
            <text:p>Should be able to research and choose appropriate modules and libraries required to solve the situation at hand</text:p>
            <text:p>Working on team environments to build large scale UI systems that are fast and easily updateable</text:p>
            <text:p>Extra Credit will be given if knowledge of building Pixel Perfect UI from scratch without using bulky dependencies.</text:p>
            <text:p>#Others:</text:p>
            <text:p>Working knowledge of Version Management System such as Git</text:p>
            <text:p/>
          </table:table-cell>
          <table:table-cell office:value-type="string" calcext:value-type="string">
            <text:p/>
            <text:p>Â Negotiable</text:p>
            <text:p>                                                                    </text:p>
          </table:table-cell>
          <table:table-cell office:value-type="string" calcext:value-type="string">
            <text:p/>
            <text:p>Weekly 2 holidaysLunch Facilities: Partially SubsidizeSalary Review: YearlyFestival Bonus: 2</text:p>
            <text:p/>
          </table:table-cell>
          <table:table-cell office:value-type="string" calcext:value-type="string">
            <text:p/>
            <text:p>Â Oct 31, 2019</text:p>
            <text:p>                                                                        </text:p>
          </table:table-cell>
          <table:table-cell office:value-type="string" calcext:value-type="string">
            <text:p/>
            <text:p>Â Nov 15, 2019</text:p>
            <text:p>                                                                        </text:p>
          </table:table-cell>
        </table:table-row>
        <table:table-row table:style-name="ro5">
          <table:table-cell office:value-type="string" calcext:value-type="string">
            <text:p>Sr. Software Eng.</text:p>
          </table:table-cell>
          <table:table-cell office:value-type="string" calcext:value-type="string">
            <text:p>Lambda Technologies Limited </text:p>
          </table:table-cell>
          <table:table-cell office:value-type="string" calcext:value-type="string">
            <text:p/>
            <text:p>                                                                02</text:p>
            <text:p>                                                                </text:p>
          </table:table-cell>
          <table:table-cell office:value-type="string" calcext:value-type="string">
            <text:p> As a member of the team, you will participate in project development customers.</text:p>
            <text:p>You are expected to be an expert in both backend and frontend technologies.</text:p>
            <text:p>You will work in some running projects</text:p>
          </table:table-cell>
          <table:table-cell office:value-type="string" calcext:value-type="string">
            <text:p><text:s text:c="4"/>Job Location: Dhaka ( Kollanpur)</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
            <text:p>                                                                    </text:p>
          </table:table-cell>
          <table:table-cell office:value-type="string" calcext:value-type="string">
            <text:p/>
            <text:p>Â Age 25 to 40 years</text:p>
            <text:p>                                                                    </text:p>
          </table:table-cell>
          <table:table-cell office:value-type="string" calcext:value-type="string">
            <text:p/>
            <text:p>Â Dhaka</text:p>
            <text:p>                                                                    </text:p>
          </table:table-cell>
          <table:table-cell office:value-type="string" calcext:value-type="string">
            <text:p/>
            <text:p>B.Sc or M.Sc in Computer Science/Engineering or equivalent Diploma in Computer Science , Professional knowledge on Computer will also be considered favorably</text:p>
            <text:p/>
          </table:table-cell>
          <table:table-cell office:value-type="string" calcext:value-type="string">
            <text:p/>
            <text:p>Age 25 to 40 years </text:p>
            <text:p>The applicants should have experience in the following Development area.</text:p>
            <text:p>At least 3+ years of experience in software development</text:p>
            <text:p>Strong Knowledge of Laravel, Jquery Ajax, PHP OOP, MySQL</text:p>
            <text:p>Familiarity with GIT, Node JS, Socket.io is plus</text:p>
            <text:p>Understanding of the challenges of creating scalable, high-performance web applications;</text:p>
            <text:p>Minimum communication skills in English, both oral and written;</text:p>
            <text:p>Capability to work in a virtual team and communicate efficiently online;</text:p>
            <text:p>Strong problem solving and analytical skills.</text:p>
            <text:p/>
          </table:table-cell>
          <table:table-cell office:value-type="string" calcext:value-type="string">
            <text:p/>
            <text:p>Â Tk. 25000 - 35000 (Monthly)</text:p>
            <text:p>                                                                    </text:p>
          </table:table-cell>
          <table:table-cell office:value-type="string" calcext:value-type="string">
            <text:p/>
            <text:p>Mobile bill, Tour allowance, Performance bonusSalary Review: YearlyFestival Bonus: 2</text:p>
            <text:p/>
          </table:table-cell>
          <table:table-cell office:value-type="string" calcext:value-type="string">
            <text:p/>
            <text:p>Â Oct 31, 2019</text:p>
            <text:p>                                                                        </text:p>
          </table:table-cell>
          <table:table-cell office:value-type="string" calcext:value-type="string">
            <text:p/>
            <text:p>Â Nov 30, 2019</text:p>
            <text:p>                                                                        </text:p>
          </table:table-cell>
        </table:table-row>
        <table:table-row table:style-name="ro6">
          <table:table-cell office:value-type="string" calcext:value-type="string">
            <text:p>IT Executive</text:p>
          </table:table-cell>
          <table:table-cell office:value-type="string" calcext:value-type="string">
            <text:p>A Reputed 3-Star Hotel </text:p>
          </table:table-cell>
          <table:table-cell office:value-type="string" calcext:value-type="string">
            <text:p/>
            <text:p>                                                     Not specific</text:p>
            <text:p>                                                                </text:p>
          </table:table-cell>
          <table:table-cell office:value-type="string" calcext:value-type="string">
            <text:p/>
            <text:p>                                                          N/A</text:p>
          </table:table-cell>
          <table:table-cell office:value-type="string" calcext:value-type="string">
            <text:p><text:span text:style-name="T1">Applications are invited from suitable candidates for immediate interview for the following Positions in a reputed 3-Star Hotel In Gulshan, Dhaka:</text:span></text:p>
            <text:p><text:span text:style-name="T1">                                                        </text:span>                                     </text:p>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Dhaka</text:p>
            <text:p>                                                                    </text:p>
          </table:table-cell>
          <table:table-cell office:value-type="string" calcext:value-type="string">
            <text:p/>
            <text:p>Must be at least a Diploma in CSE</text:p>
            <text:p/>
          </table:table-cell>
          <table:table-cell office:value-type="string" calcext:value-type="string">
            <text:p/>
            <text:p>Must be at least a Diploma in CSE with not less than 3 years  practical experience in IT related job in a reputed Organisation.</text:p>
            <text:p/>
          </table:table-cell>
          <table:table-cell/>
          <table:table-cell office:value-type="string" calcext:value-type="string">
            <text:p>akhtar</text:p>
          </table:table-cell>
          <table:table-cell office:value-type="string" calcext:value-type="string">
            <text:p/>
            <text:p>Â Oct 31, 2019</text:p>
            <text:p>                                                                        </text:p>
          </table:table-cell>
          <table:table-cell office:value-type="string" calcext:value-type="string">
            <text:p/>
            <text:p>Â Nov 30, 2019</text:p>
            <text:p>                                                                        </text:p>
          </table:table-cell>
        </table:table-row>
        <table:table-row table:style-name="ro7">
          <table:table-cell office:value-type="string" calcext:value-type="string">
            <text:p>Senior Mobile Application Developer</text:p>
          </table:table-cell>
          <table:table-cell office:value-type="string" calcext:value-type="string">
            <text:p>Enosis Solutions </text:p>
          </table:table-cell>
          <table:table-cell office:value-type="string" calcext:value-type="string">
            <text:p/>
            <text:p>                                                                2</text:p>
            <text:p>                                                                </text:p>
          </table:table-cell>
          <table:table-cell office:value-type="string" calcext:value-type="string">
            <text:p/>
            <text:p>Develop high-quality mobile applications, ensuring proper software design and architecture</text:p>
            <text:p>Analyze requirements and understand the deliverables</text:p>
            <text:p>Identify, prioritize and execute tasks in the software development life cycle</text:p>
            <text:p>Review code of other developers</text:p>
            <text:p>Collaborate with team members and ensure knowledge transfer</text:p>
            <text:p>Work closely with internal teams to fully understand the business process and requirements</text:p>
            <text:p>Ensure that projects are accurately estimated and delivered to schedule</text:p>
            <text:p>Actively contribute to the process of continual improvement, with regard to self, team and systems</text:p>
            <text:p>Assume a high level of ownership of all work developed by members of the team</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 (Gulshan)</text:p>
            <text:p>                                                                    </text:p>
          </table:table-cell>
          <table:table-cell office:value-type="string" calcext:value-type="string">
            <text:p/>
            <text:p>Bachelor of Science (BSc) in CSEB.Sc or M.Sc in Computer Science/ Engineering or equivalent.</text:p>
            <text:p/>
          </table:table-cell>
          <table:table-cell office:value-type="string" calcext:value-type="string">
            <text:p/>
            <text:p>Ability to work independently</text:p>
            <text:p>Must have experience in Swift or Objective-C</text:p>
            <text:p>Must have experience in Java or Kotlin</text:p>
            <text:p>Must have strong knowledge and understanding of Android, and iOS SDK</text:p>
            <text:p>Must have experience interfacing with API like REST, SOAP </text:p>
            <text:p>Must be familiar with application submission in Google Play and App Store</text:p>
            <text:p>Must have good understanding of Android and iOS design principles and interface guidelines</text:p>
            <text:p>Should have basic familiarity with any relational database, like Microsoft SQL Server, MySQL, Oracle, etc.</text:p>
            <text:p>Good to have experience in Cross Platform mobile application development framework like IONIC, Xamarin </text:p>
            <text:p>Must have good knowledge of object oriented software development</text:p>
            <text:p>Must have strong communication skills in English, both written and spoken</text:p>
            <text:p>Must have very strong analysis and synthesis skills</text:p>
            <text:p>Must be able to learn new technologies, tools, and techniques quickly and with minimal supervision</text:p>
            <text:p>Analytical mind with problem-solving aptitude</text:p>
            <text:p>Must be proactive and able to execute tasks efficiently</text:p>
            <text:p/>
          </table:table-cell>
          <table:table-cell office:value-type="string" calcext:value-type="string">
            <text:p/>
            <text:p>Â Tk. 75000 - 115000 (Monthly)</text:p>
            <text:p>                                                                    </text:p>
          </table:table-cell>
          <table:table-cell office:value-type="string" calcext:value-type="string">
            <text:p>akhtar</text:p>
          </table:table-cell>
          <table:table-cell office:value-type="string" calcext:value-type="string">
            <text:p/>
            <text:p>Â Oct 31, 2019</text:p>
            <text:p>                                                                        </text:p>
          </table:table-cell>
          <table:table-cell office:value-type="string" calcext:value-type="string">
            <text:p/>
            <text:p>Â Nov 30, 2019</text:p>
            <text:p>                                                                        </text:p>
          </table:table-cell>
        </table:table-row>
        <table:table-row table:style-name="ro8">
          <table:table-cell office:value-type="string" calcext:value-type="string">
            <text:p>Senior .NET Developer</text:p>
          </table:table-cell>
          <table:table-cell office:value-type="string" calcext:value-type="string">
            <text:p>Enosis Solutions </text:p>
          </table:table-cell>
          <table:table-cell office:value-type="string" calcext:value-type="string">
            <text:p/>
            <text:p>                                                                2</text:p>
            <text:p>                                                                </text:p>
          </table:table-cell>
          <table:table-cell office:value-type="string" calcext:value-type="string">
            <text:p/>
            <text:p>Develop high-quality software, ensuring proper design and architecture</text:p>
            <text:p>Analyze requirements and understand the deliverables</text:p>
            <text:p>Identify, prioritize and execute tasks in the software development life cycle</text:p>
            <text:p>Review code of other developers</text:p>
            <text:p>Collaborate with team members and ensure knowledge transfer</text:p>
            <text:p>Work closely with internal teams to fully understand the business process and requirements</text:p>
            <text:p>Ensure that projects are accurately estimated and delivered to schedule</text:p>
            <text:p>Actively contribute to the process of continual improvement, with regard to self, team and systems</text:p>
            <text:p>Assume a high level of ownership of all work developed by members of the team</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 (Gulshan)</text:p>
            <text:p>                                                                    </text:p>
          </table:table-cell>
          <table:table-cell office:value-type="string" calcext:value-type="string">
            <text:p/>
            <text:p>Bachelor of Science (BSc) in CSEB.Sc or M.Sc in Computer Science/ Engineering or equivalent.</text:p>
            <text:p/>
          </table:table-cell>
          <table:table-cell office:value-type="string" calcext:value-type="string">
            <text:p/>
            <text:p>Ability to work independently</text:p>
            <text:p>Must have strong knowledge and understanding of C#, ASP.NET (MVC), ASP.NET Core, Entity Framework, Azure</text:p>
            <text:p>Must be familiar with any relational database, like Microsoft SQL Server, MySQL, Oracle, etc.</text:p>
            <text:p>Must have good knowledge of object oriented software development</text:p>
            <text:p>Must have strong communication skills in English, both written and spoken</text:p>
            <text:p>Must have very strong analysis and synthesis skills</text:p>
            <text:p>Must be able to learn new technologies, tools, and techniques quickly and with minimal supervision</text:p>
            <text:p>Analytical mind with problem-solving aptitude</text:p>
            <text:p>Must be proactive and able to execute tasks efficiently</text:p>
            <text:p/>
          </table:table-cell>
          <table:table-cell office:value-type="string" calcext:value-type="string">
            <text:p/>
            <text:p>Â Tk. 75000 - 115000 (Monthly)</text:p>
            <text:p>                                                                    </text:p>
          </table:table-cell>
          <table:table-cell office:value-type="string" calcext:value-type="string">
            <text:p>akhtar</text:p>
          </table:table-cell>
          <table:table-cell office:value-type="string" calcext:value-type="string">
            <text:p/>
            <text:p>Â Oct 31, 2019</text:p>
            <text:p>                                                                        </text:p>
          </table:table-cell>
          <table:table-cell office:value-type="string" calcext:value-type="string">
            <text:p/>
            <text:p>Â Nov 30, 2019</text:p>
            <text:p>                                                                        </text:p>
          </table:table-cell>
        </table:table-row>
        <table:table-row table:style-name="ro9">
          <table:table-cell office:value-type="string" calcext:value-type="string">
            <text:p>Web Developer (Front-End)</text:p>
          </table:table-cell>
          <table:table-cell office:value-type="string" calcext:value-type="string">
            <text:p>Mouchak Technologies LLC </text:p>
          </table:table-cell>
          <table:table-cell office:value-type="string" calcext:value-type="string">
            <text:p/>
            <text:p>                                                                Not specific</text:p>
            <text:p>                                                                </text:p>
          </table:table-cell>
          <table:table-cell office:value-type="string" calcext:value-type="string">
            <text:p/>
            <text:p/>
            <text:p/>
          </table:table-cell>
          <table:table-cell office:value-type="string" calcext:value-type="string">
            <text:p><text:span text:style-name="T1">About Us: Mouchak Technology is a startup company aim to serve Information technology requirements of our native market. Currently, we offer online exam prep services through https:mouchak.com. In addition, we are in the process of developing some enterprise solutions targeting local businesses. </text:span></text:p>
            <text:p><text:span text:style-name="T1">We are looking for: We are looking for a front-end web developer to join our team. More specifically, we are looking for someone who is comfortable making design mockups and replacing them with codes. You will be working closely with our highly skilled and experienced team of developers. Therefore, you will have ample opportunity to learn about best practices and latest trends in the tech industry worldwide.</text:span></text:p>
            <text:p><text:span text:style-name="T1">Location: Planners` Tower, Kawranbazar.</text:span></text:p>
          </table:table-cell>
          <table:table-cell office:value-type="string" calcext:value-type="string">
            <text:p/>
            <text:p>                                                                Internship</text:p>
            <text:p>                                                            </text:p>
          </table:table-cell>
          <table:table-cell table:number-columns-repeated="3"/>
          <table:table-cell office:value-type="string" calcext:value-type="string">
            <text:p/>
            <text:p>Â Dhaka</text:p>
            <text:p>                                                                    </text:p>
          </table:table-cell>
          <table:table-cell/>
          <table:table-cell office:value-type="string" calcext:value-type="string">
            <text:p/>
            <text:p>Should be able to work full-time.</text:p>
            <text:p>Strong skills in HTML, CSS and JavaScript.</text:p>
            <text:p>Experience working with responsive framework such as Boorstrap or Foundation. </text:p>
            <text:p>Experience with the SPA framework vue.js would be highly desirable. Experience on other SPA frameworks such as ReactJS or AngularJS would be an added advantage. </text:p>
            <text:p>An enthusiastic team member and excellent communicator. </text:p>
            <text:p>Quick Learner. Willingness to learn new technologies.</text:p>
            <text:p>Basic understanding about AWS Cloud Architecture. </text:p>
            <text:p>Basic proficiency on Bash.</text:p>
            <text:p/>
          </table:table-cell>
          <table:table-cell table:number-columns-repeated="2"/>
          <table:table-cell office:value-type="string" calcext:value-type="string">
            <text:p/>
            <text:p>Â Oct 31, 2019</text:p>
            <text:p>                                                                        </text:p>
          </table:table-cell>
          <table:table-cell office:value-type="string" calcext:value-type="string">
            <text:p/>
            <text:p>Â Nov 30, 2019</text:p>
            <text:p>                                                                        </text:p>
          </table:table-cell>
        </table:table-row>
        <table:table-row table:style-name="ro10">
          <table:table-cell office:value-type="string" calcext:value-type="string">
            <text:p>Full stack Java developer</text:p>
          </table:table-cell>
          <table:table-cell office:value-type="string" calcext:value-type="string">
            <text:p>OROCUBE TECH </text:p>
          </table:table-cell>
          <table:table-cell office:value-type="string" calcext:value-type="string">
            <text:p/>
            <text:p>                                                                03</text:p>
            <text:p>                                                                </text:p>
          </table:table-cell>
          <table:table-cell office:value-type="string" calcext:value-type="string">
            <text:p>Will have to work on huge code base already developed.</text:p>
            <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At least 2 year(s)</text:p>
            <text:p/>
            <text:p/>
            <text:p/>
          </table:table-cell>
          <table:table-cell office:value-type="string" calcext:value-type="string">
            <text:p/>
            <text:p>Both males and females are allowed to apply</text:p>
            <text:p>Must have-Solid knowledge on core Java language.Knowledge on the followings will be appreciated-SwingJDBCJPA/HibernateJNAJava file system APIRESTXMLJSONWeb application development in Java (Spring/Vaadin/GWT/PrimeNG)Jasperreport and iReportJUnit and Mockito</text:p>
            <text:p/>
          </table:table-cell>
          <table:table-cell office:value-type="string" calcext:value-type="string">
            <text:p/>
            <text:p>Job Location:Â Dhaka</text:p>
            <text:p>                                                                    </text:p>
          </table:table-cell>
          <table:table-cell office:value-type="string" calcext:value-type="string">
            <text:p/>
            <text:p>Salary Review: Yearly</text:p>
            <text:p/>
          </table:table-cell>
          <table:table-cell office:value-type="string" calcext:value-type="string">
            <text:p/>
            <text:p>Â Oct 31, 2019</text:p>
            <text:p>                                                                        </text:p>
          </table:table-cell>
          <table:table-cell office:value-type="string" calcext:value-type="string">
            <text:p/>
            <text:p>Â Nov 30, 2019</text:p>
            <text:p>                                                                        </text:p>
          </table:table-cell>
        </table:table-row>
        <table:table-row table:style-name="ro11">
          <table:table-cell office:value-type="string" calcext:value-type="string">
            <text:p>Manager/ Deputy Manager, IT Department</text:p>
          </table:table-cell>
          <table:table-cell office:value-type="string" calcext:value-type="string">
            <text:p>Express Insurance Limited </text:p>
          </table:table-cell>
          <table:table-cell office:value-type="string" calcext:value-type="string">
            <text:p/>
            <text:p>                                                                01</text:p>
            <text:p>                                                                </text:p>
          </table:table-cell>
          <table:table-cell office:value-type="string" calcext:value-type="string">
            <text:p>N/A</text:p>
            <text:p>                                                            </text:p>
          </table:table-cell>
          <table:table-cell office:value-type="string" calcext:value-type="string">
            <text:p><text:span text:style-name="T1">Express Insurance Limited, a fast growing "A+`` rated Non-Life Insurance Company is looking for dynamic &amp; self-motivated persons for immediate appointment to the following positions :</text:span></text:p>
            <text:p><text:span text:style-name="T1">                                                        </text:span></text:p>
          </table:table-cell>
          <table:table-cell office:value-type="string" calcext:value-type="string">
            <text:p/>
            <text:p>                                                                Full-time</text:p>
            <text:p>                                                            </text:p>
          </table:table-cell>
          <table:table-cell office:value-type="string" calcext:value-type="string">
            <text:p/>
            <text:p>Â 2 to 5 year(s)</text:p>
            <text:p>                                                                    </text:p>
          </table:table-cell>
          <table:table-cell/>
          <table:table-cell office:value-type="string" calcext:value-type="string">
            <text:p/>
            <text:p>Â Age 28 to 40 years</text:p>
            <text:p>                                                                    </text:p>
          </table:table-cell>
          <table:table-cell office:value-type="string" calcext:value-type="string">
            <text:p/>
            <text:p>Â Dhaka</text:p>
            <text:p>                                                                    </text:p>
          </table:table-cell>
          <table:table-cell office:value-type="string" calcext:value-type="string">
            <text:p/>
            <text:p>B.Sc/ Diploma in Computer Science.</text:p>
            <text:p/>
          </table:table-cell>
          <table:table-cell office:value-type="string" calcext:value-type="string">
            <text:p/>
            <text:p>Age 28 to 40 years </text:p>
            <text:p>For BSc Engineer  2 (two) years &amp; for Diploma Engineer 5 (five) years job experience.</text:p>
            <text:p>Capable to maintain Hardware, Software, Network.</text:p>
            <text:p>Troubleshoot Hardware, Software &amp; Network.  </text:p>
            <text:p>Website Creation &amp; Maintenance.</text:p>
            <text:p>Maintenance backup service for all desktop data backup     and Branches data backup.</text:p>
            <text:p/>
          </table:table-cell>
          <table:table-cell table:number-columns-repeated="2"/>
          <table:table-cell office:value-type="string" calcext:value-type="string">
            <text:p/>
            <text:p>Â Oct 31, 2019</text:p>
            <text:p>                                                                        </text:p>
          </table:table-cell>
          <table:table-cell office:value-type="string" calcext:value-type="string">
            <text:p/>
            <text:p>Â Nov 11, 2019</text:p>
            <text:p>                                                                        </text:p>
          </table:table-cell>
        </table:table-row>
        <table:table-row table:style-name="ro12">
          <table:table-cell office:value-type="string" calcext:value-type="string">
            <text:p>Sr. Executive/ Asst. Manager - IT</text:p>
          </table:table-cell>
          <table:table-cell office:value-type="string" calcext:value-type="string">
            <text:p>Well Reputed Group of Companies </text:p>
          </table:table-cell>
          <table:table-cell office:value-type="string" calcext:value-type="string">
            <text:p/>
            <text:p>                                                                01</text:p>
            <text:p>                                                                </text:p>
          </table:table-cell>
          <table:table-cell office:value-type="string" calcext:value-type="string">
            <text:p/>
            <text:p>To perform network monitoring, analysis and troubleshooting in Linux and Windows Servers.</text:p>
            <text:p>Provide All IT related support like- Desktop computers, Laptop, Smart phone, Attendance Device, Network Printer &amp; others IT equipment.</text:p>
            <text:p>To understand user technical requirements &amp; network problems.</text:p>
            <text:p>Design &amp; Implementation of Local Area Network (LAN).</text:p>
            <text:p>Develop and manage Network and Server independently.</text:p>
            <text:p>In house &amp; remote client support.</text:p>
            <text:p>Configure &amp; install various network devices like Switch, Router, Wireless router, Access point, Wireless access point, IP-camera, IP-Phone etc.</text:p>
            <text:p>Experience in Linux and windows OS setup and troubleshooting.</text:p>
            <text:p>Hands on experience in computer LAN setup and troubleshooting.</text:p>
            <text:p>Clear concept about TCP/IP, HTTP, LAN/MAN/WAN, IP-routing and Sub-netting, Firewall.</text:p>
            <text:p>Professional Experience on HTML/HTML5, CSS/CSS3, Sass, Bootstrap, JavaScript and JQuery.</text:p>
            <text:p>Different type of wireless router configure &amp; support related work.</text:p>
            <text:p>Candidates should have a pleasant personality, be confident, sincere, proactive and intelligent.</text:p>
            <text:p>Capable to implement windows 2012 or 2016 active directory in our premises.</text:p>
            <text:p/>
          </table:table-cell>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Only males are allowed to apply</text:p>
            <text:p>                                                                    </text:p>
          </table:table-cell>
          <table:table-cell office:value-type="string" calcext:value-type="string">
            <text:p/>
            <text:p>Â Age 25 to 32 years</text:p>
            <text:p>                                                                    </text:p>
          </table:table-cell>
          <table:table-cell office:value-type="string" calcext:value-type="string">
            <text:p/>
            <text:p>Â Dhaka</text:p>
            <text:p>                                                                    </text:p>
          </table:table-cell>
          <table:table-cell office:value-type="string" calcext:value-type="string">
            <text:p/>
            <text:p>B.Sc in CSE/ EEE from any reputed Public or Private Institution/ University.</text:p>
            <text:p/>
          </table:table-cell>
          <table:table-cell office:value-type="string" calcext:value-type="string">
            <text:p/>
            <text:p>Age 25 to 32 years </text:p>
            <text:p>Only males are allowed to apply</text:p>
            <text:p>Knowledge about Windows/ Mikrotik/ Linux/ SQL Server.</text:p>
            <text:p>Thorough knowledge about LAN, WAN and TCP/IP networks, IP Routing, Sub-netting.</text:p>
            <text:p>Have vendor or academic certification on network and system administration will be preferable.</text:p>
            <text:p>CCNA/ MCITP/ RHCE certification will have an advantage.</text:p>
            <text:p>Database Knowledge will be added as an advantage.</text:p>
            <text:p>The applicants should have experience in the following area(s): Network Engineer/ Network Administrator, Programmer/ Software Engineer, System Engineer (Computer Network &amp; System), Web Developer/ Web Designer</text:p>
            <text:p>The applicants should have experience in the following business area(s): Computer Hardware/Network Companies, ISP, IT Enabled Service, Software Company</text:p>
            <text:p/>
          </table:table-cell>
          <table:table-cell office:value-type="string" calcext:value-type="string">
            <text:p/>
            <text:p>Â Negotiable</text:p>
            <text:p>                                                                    </text:p>
          </table:table-cell>
          <table:table-cell office:value-type="string" calcext:value-type="string">
            <text:p/>
            <text:p>Mobile billFestival Bonus: 2Others benefits as per company policy.</text:p>
            <text:p/>
          </table:table-cell>
          <table:table-cell office:value-type="string" calcext:value-type="string">
            <text:p/>
            <text:p>Â Oct 31, 2019</text:p>
            <text:p>                                                                        </text:p>
          </table:table-cell>
          <table:table-cell office:value-type="string" calcext:value-type="string">
            <text:p/>
            <text:p>Â Nov 30, 2019</text:p>
            <text:p>                                                                        </text:p>
          </table:table-cell>
        </table:table-row>
        <table:table-row table:style-name="ro13">
          <table:table-cell office:value-type="string" calcext:value-type="string">
            <text:p>Executive (Digital Marketing with SEO)</text:p>
          </table:table-cell>
          <table:table-cell office:value-type="string" calcext:value-type="string">
            <text:p>Netcom Trade International </text:p>
          </table:table-cell>
          <table:table-cell office:value-type="string" calcext:value-type="string">
            <text:p/>
            <text:p>                                                                02</text:p>
            <text:p>                                                                </text:p>
          </table:table-cell>
          <table:table-cell office:value-type="string" calcext:value-type="string">
            <text:p/>
            <text:p>Write and create quality contents (especially in native US-style writing) in accordance with our service descriptions, website contents, and target market content needs on the form of web-copy, blog posts, articles for third-party content marketing platforms, ad copies &amp; social media posts, etc. </text:p>
            <text:p>Provide unique and copyright contents within specific deadlines. </text:p>
            <text:p>Plan and execute all web, SEO/SEM, marketing database, email, social media and display advertising campaigns. </text:p>
            <text:p>Perform various link building and content marketing. </text:p>
            <text:p>Social Media Outreach in Facebook, LinkedIn, and Twitter for lead generation and content publishing. Facebook/Instagram &amp; YouTube &amp; Other Social Platforms</text:p>
            <text:p>Measuring and reporting on the performance of all digital marketing campaigns. </text:p>
            <text:p>Responsibility for planning and budgetary control of all digital marketing.</text:p>
            <text:p/>
          </table:table-cell>
          <table:table-cell/>
          <table:table-cell office:value-type="string" calcext:value-type="string">
            <text:p/>
            <text:p>                                                                Full-time</text:p>
            <text:p>                                                            </text:p>
          </table:table-cell>
          <table:table-cell office:value-type="string" calcext:value-type="string">
            <text:p/>
            <text:p>Â 1 to 2 year(s)</text:p>
            <text:p>                                                                    </text:p>
          </table:table-cell>
          <table:table-cell/>
          <table:table-cell office:value-type="string" calcext:value-type="string">
            <text:p/>
            <text:p>Â Age 24 to 36 years</text:p>
            <text:p>                                                                    </text:p>
          </table:table-cell>
          <table:table-cell office:value-type="string" calcext:value-type="string">
            <text:p/>
            <text:p>Â Dhaka</text:p>
            <text:p>                                                                    </text:p>
          </table:table-cell>
          <table:table-cell office:value-type="string" calcext:value-type="string">
            <text:p/>
            <text:p>Graduation from any Reputed University.</text:p>
            <text:p>Diploma/ B.Sc In Computer Science.</text:p>
            <text:p/>
          </table:table-cell>
          <table:table-cell office:value-type="string" calcext:value-type="string">
            <text:p/>
            <text:p>Age 24 to 36 years </text:p>
            <text:p>Experienced on This Field will Get Higher Priority.</text:p>
            <text:p>The applicants should have experience in the following area(s): SEO, SEO and Digital Marketer</text:p>
            <text:p>Excellent verbal and written communication skills. </text:p>
            <text:p>Proficient computer skills, Microsoft Office (Word, PowerPoint, Outlook, and Excel) and Google Docs. </text:p>
            <text:p>Must have knowledge regarding SEO system, Graphics Design &amp; Web Development. </text:p>
            <text:p>Must have knowledge video editing </text:p>
            <text:p>Must be able to work under pressure, energetic &amp; self-confident.</text:p>
            <text:p/>
          </table:table-cell>
          <table:table-cell office:value-type="string" calcext:value-type="string">
            <text:p/>
            <text:p>Â Negotiable</text:p>
            <text:p>                                                                    </text:p>
          </table:table-cell>
          <table:table-cell office:value-type="string" calcext:value-type="string">
            <text:p/>
            <text:p>Salary Review: Yearly</text:p>
            <text:p>Festival Bonus: 2</text:p>
            <text:p/>
          </table:table-cell>
          <table:table-cell office:value-type="string" calcext:value-type="string">
            <text:p/>
            <text:p>Â Oct 29, 2019</text:p>
            <text:p>                                                                        </text:p>
          </table:table-cell>
          <table:table-cell office:value-type="string" calcext:value-type="string">
            <text:p/>
            <text:p>Â Nov 28, 2019</text:p>
            <text:p>                                                                        </text:p>
          </table:table-cell>
        </table:table-row>
        <table:table-row table:style-name="ro14">
          <table:table-cell office:value-type="string" calcext:value-type="string">
            <text:p>Senior Back End Engineer <text:s/>(AWS Ninja, Python)</text:p>
          </table:table-cell>
          <table:table-cell office:value-type="string" calcext:value-type="string">
            <text:p>Eskimi Limited (ActiveXT) </text:p>
          </table:table-cell>
          <table:table-cell office:value-type="string" calcext:value-type="string">
            <text:p/>
            <text:p>                                                                1</text:p>
            <text:p>                                                                </text:p>
          </table:table-cell>
          <table:table-cell office:value-type="string" calcext:value-type="string">
            <text:p/>
            <text:p>ActiveXT is a subsidiary of Eskimi DSP (https://business.eskimi.com), specialising in IT recruitment for European corporations. </text:p>
            <text:p>We are seeking a Senior Back End Engineer  (AWS Ninja, Python) in Amazon Web Services and Python  for the client Car Vertical (https://www.carvertical.com/en/). The position is based in Gulshan 1, Dhaka.</text:p>
            <text:p/>
          </table:table-cell>
          <table:table-cell/>
          <table:table-cell office:value-type="string" calcext:value-type="string">
            <text:p/>
            <text:p>                                                                Full-time</text:p>
            <text:p>                                                            </text:p>
          </table:table-cell>
          <table:table-cell office:value-type="string" calcext:value-type="string">
            <text:p/>
            <text:p>Â 5 to 9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Training or certification in Amazon Web Services and Python.</text:p>
            <text:p/>
          </table:table-cell>
          <table:table-cell office:value-type="string" calcext:value-type="string">
            <text:p/>
            <text:p>AWS Ninja.</text:p>
            <text:p>Working knowledge of AWS services: Lambda, SQS, DynamoDB, S3, ElasticCache, CloudFormation, VPC.</text:p>
            <text:p>Working knowledge of of MongoDB.</text:p>
            <text:p>Python language (ideally 3.6.* and upwards).</text:p>
            <text:p>Working knowledge of Serverless Framework (or simillar experience).</text:p>
            <text:p>Very good in business communications skills.</text:p>
            <text:p/>
          </table:table-cell>
          <table:table-cell office:value-type="string" calcext:value-type="string">
            <text:p/>
            <text:p>Â Tk. 100000 - 175000 (Monthly)</text:p>
            <text:p>                                                                    </text:p>
          </table:table-cell>
          <table:table-cell office:value-type="string" calcext:value-type="string">
            <text:p/>
            <text:p>Weekly 2 holidaysLunch Facilities: Full SubsidizeFestival Bonus: 2</text:p>
            <text:p/>
          </table:table-cell>
          <table:table-cell office:value-type="string" calcext:value-type="string">
            <text:p/>
            <text:p>Â Oct 31, 2019</text:p>
            <text:p>                                                                        </text:p>
          </table:table-cell>
          <table:table-cell office:value-type="string" calcext:value-type="string">
            <text:p/>
            <text:p>Â Nov 15, 2019</text:p>
            <text:p>                                                                        </text:p>
          </table:table-cell>
        </table:table-row>
        <table:table-row table:style-name="ro15">
          <table:table-cell office:value-type="string" calcext:value-type="string">
            <text:p>IT Help Desk Senior Officer</text:p>
          </table:table-cell>
          <table:table-cell office:value-type="string" calcext:value-type="string">
            <text:p>Scholastica Ltd. (A Concern of ASCENT Group) </text:p>
          </table:table-cell>
          <table:table-cell office:value-type="string" calcext:value-type="string">
            <text:p/>
            <text:p>                                                                01</text:p>
            <text:p>                                                                </text:p>
          </table:table-cell>
          <table:table-cell office:value-type="string" calcext:value-type="string">
            <text:p/>
            <text:p>Office network setup as per the requirements of the Company.</text:p>
            <text:p>Develop and maintain positive working relationships with others. </text:p>
            <text:p>Deploy new requirements and integrate with current system. </text:p>
            <text:p>Inspect, test, and diagnose computer equipment and systems.  </text:p>
            <text:p>Perform system backups. Provide end-user support. </text:p>
            <text:p>Should have Strong knowledge of network, antivirus, and software troubleshooting.</text:p>
            <text:p>Modify workstations, including set up of cables, desktop computers, laptops, docking stations, and printers. </text:p>
            <text:p>Become a problem-solving and escalation point for group Managers in regards to technology and business issues.</text:p>
            <text:p>Design and implement LAN/WAN/Internet/Intranet connectivity for remote locations and design systems for those locations to maintain the entire internet/intranet from a central point </text:p>
            <text:p>Integrate domains for new computer users and install the PC at the user's desk.</text:p>
            <text:p>Perform routine check-up-s for different IT issues.</text:p>
            <text:p>Receive complaints from PC users in the company and act as advised by the Department Head and/or Help Desk In-charge </text:p>
            <text:p>Perform day to day troubleshooting against the complaints received in consultation with Department Head and/or Help Desk In-charge </text:p>
            <text:p>Identify recurring requirements for the PC users and provide necessary items in due time </text:p>
            <text:p>Configure/install and troubleshooting Router, Switch, AP, Printer and Scanner.</text:p>
            <text:p>PC Configure, Data Backup, Data Restore, Data Recovery from any devices.</text:p>
            <text:p>Attendance reader Setup and troubleshooting. </text:p>
            <text:p>CCTV implementation (NVR &amp; DVR) and troubleshooting.</text:p>
            <text:p>Create local share drive or folder and set permission level of the user.</text:p>
            <text:p>Should be work under pressure and experience of manage critical users.</text:p>
            <text:p>Perform other reasonable job duties as requested by Supervisors. </text:p>
            <text:p>Assist with the introduction of new technology into operations.</text:p>
            <text:p>Maintain inventory of all technology devices.  </text:p>
            <text:p>Manage all hardware and environment installations including cabling, power and environment. </text:p>
            <text:p>Refer major problems or defective products to vendors/technicians.</text:p>
            <text:p>Work with vendors to resolve hardware issue and maintain optimum service level.</text:p>
            <text:p> </text:p>
            <text:p/>
          </table:table-cell>
          <table:table-cell/>
          <table:table-cell office:value-type="string" calcext:value-type="string">
            <text:p/>
            <text:p>                                                                Full-time</text:p>
            <text:p>                                                            </text:p>
          </table:table-cell>
          <table:table-cell office:value-type="string" calcext:value-type="string">
            <text:p/>
            <text:p>Â At least 5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M.Sc / B.Sc Hons in Computer Science/ Computer Engineering</text:p>
            <text:p/>
          </table:table-cell>
          <table:table-cell office:value-type="string" calcext:value-type="string">
            <text:p/>
            <text:p>Age 25 to 35 years </text:p>
            <text:p>Only males are allowed to apply</text:p>
            <text:p>Must be hardworking and energetic</text:p>
            <text:p>Good customer orientation and able to work under pressure</text:p>
            <text:p/>
          </table:table-cell>
          <table:table-cell office:value-type="string" calcext:value-type="string">
            <text:p/>
            <text:p>Â Negotiable</text:p>
            <text:p>                                                                    </text:p>
          </table:table-cell>
          <table:table-cell/>
          <table:table-cell office:value-type="string" calcext:value-type="string">
            <text:p/>
            <text:p>Â Oct 31, 2019</text:p>
            <text:p>                                                                        </text:p>
          </table:table-cell>
          <table:table-cell office:value-type="string" calcext:value-type="string">
            <text:p/>
            <text:p>Â Nov 15, 2019</text:p>
            <text:p>                                                                        </text:p>
          </table:table-cell>
        </table:table-row>
        <table:table-row table:style-name="ro16">
          <table:table-cell office:value-type="string" calcext:value-type="string">
            <text:p>Senior Software Quality Assurance (SQA) Engineer</text:p>
          </table:table-cell>
          <table:table-cell office:value-type="string" calcext:value-type="string">
            <text:p>Next IT LTD </text:p>
          </table:table-cell>
          <table:table-cell office:value-type="string" calcext:value-type="string">
            <text:p/>
            <text:p>                                                                01</text:p>
            <text:p>                                                                </text:p>
          </table:table-cell>
          <table:table-cell office:value-type="string" calcext:value-type="string">
            <text:p/>
            <text:p>                                                            We are seeking some talented and highly motivated Software Quality Assurance Engineers to join our elite IT team.We invite you to discover for yourself why a career with Next IT is the opportunity you have been looking for.</text:p>
            <text:p>                                                        </text:p>
          </table:table-cell>
          <table:table-cell/>
          <table:table-cell office:value-type="string" calcext:value-type="string">
            <text:p/>
            <text:p>                                                                Full-time</text:p>
            <text:p>                                                            </text:p>
          </table:table-cell>
          <table:table-cell office:value-type="string" calcext:value-type="string">
            <text:p/>
            <text:p>Â 6 to 8 year(s)</text:p>
            <text:p>                                                                    </text:p>
          </table:table-cell>
          <table:table-cell office:value-type="string" calcext:value-type="string">
            <text:p/>
            <text:p>Â Only males are allowed to apply</text:p>
            <text:p>                                                                    </text:p>
          </table:table-cell>
          <table:table-cell/>
          <table:table-cell office:value-type="string" calcext:value-type="string">
            <text:p/>
            <text:p>Â Dhaka</text:p>
            <text:p>                                                                    </text:p>
          </table:table-cell>
          <table:table-cell office:value-type="string" calcext:value-type="string">
            <text:p/>
            <text:p>Bachelor of Science (BSc) in Computer Science</text:p>
            <text:p>Skills Required: Software Quality Assurance</text:p>
            <text:p/>
          </table:table-cell>
          <table:table-cell office:value-type="string" calcext:value-type="string">
            <text:p/>
            <text:p>Only males are allowed to apply</text:p>
            <text:p>Proven work experience in software quality assurance</text:p>
            <text:p>Strong knowledge of software QA methodologies, tools and processes</text:p>
            <text:p>Experience in writing clear, concise and comprehensive test plans and test cases</text:p>
            <text:p>Hands-on experience with both white box and black box testing</text:p>
            <text:p>Hands-on experience with automated testing tools</text:p>
            <text:p>Solid knowledge of SQL and scripting</text:p>
            <text:p>Experience working in an Agile/Scrum development process</text:p>
            <text:p>Experience with performance and/or security testing is a plus</text:p>
            <text:p/>
          </table:table-cell>
          <table:table-cell office:value-type="string" calcext:value-type="string">
            <text:p/>
            <text:p>Â Negotiable</text:p>
            <text:p>                                                                    </text:p>
          </table:table-cell>
          <table:table-cell office:value-type="string" calcext:value-type="string">
            <text:p/>
            <text:p>Performance bonus, Weekly 2 holidaysLunch Facilities: Partially SubsidizeSalary Review: YearlyFestival Bonus: 2</text:p>
            <text:p/>
          </table:table-cell>
          <table:table-cell office:value-type="string" calcext:value-type="string">
            <text:p/>
            <text:p>Â Oct 31, 2019</text:p>
            <text:p>                                                                        </text:p>
          </table:table-cell>
          <table:table-cell office:value-type="string" calcext:value-type="string">
            <text:p/>
            <text:p>Â Nov 29, 2019</text:p>
            <text:p>                                                                        </text:p>
          </table:table-cell>
        </table:table-row>
        <table:table-row table:style-name="ro17">
          <table:table-cell office:value-type="string" calcext:value-type="string">
            <text:p>Solution Manager</text:p>
          </table:table-cell>
          <table:table-cell office:value-type="string" calcext:value-type="string">
            <text:p>Securex Pvt. Ltd. </text:p>
          </table:table-cell>
          <table:table-cell office:value-type="string" calcext:value-type="string">
            <text:p/>
            <text:p>                                                                01</text:p>
            <text:p>                                                                </text:p>
          </table:table-cell>
          <table:table-cell office:value-type="string" calcext:value-type="string">
            <text:p/>
            <text:p>                                                       Internet of Things (IoT) Enabled intrusion-based solution design and implement for Banks,</text:p>
            <text:p>Telecoms &amp; RMG sector.</text:p>
            <text:p>Customer centric problem resolution and solution design, demonstration, project execution and</text:p>
            <text:p>overall ESS operation.</text:p>
            <text:p>Enhancing effectiveness by selecting, orienting, training, coaching, counseling, and disciplining managers; communicating values, strategies, and objectives; assigning accountability; planning, monitoring, and appraising job results; developing incentives; developing a climate for offering information and opinions; providing training opportunities.</text:p>
            <text:p>Accomplish subsidiary objectives by establishing plans, budgets, and results measurements; allocating resources; reviewing progress; making quarterly corrections.</text:p>
            <text:p>Coordinating efforts by establishing procurement, production, marketing, field, and technical services policies and practices; coordinating actions with internal &amp; external clients.</text:p>
            <text:p>Shaping company image by collaborating with customers, government, community organizations and employees; enforcing ethical business practices.</text:p>
            <text:p>Maintaining quality service by establishing and enforcing organization standards.</text:p>
            <text:p>Maintaining professional and technical knowledge by attending educational workshops; establishing personal networks; benchmarking state-of-the-art practices.</text:p>
            <text:p>Contributing to team effort by accomplishing related results as needed.</text:p>
            <text:p>                                                        </text:p>
          </table:table-cell>
          <table:table-cell office:value-type="string" calcext:value-type="string">
            <text:p><text:s text:c="5"/>This is a full time job and you have to work at least two years in the company.</text:p>
          </table:table-cell>
          <table:table-cell office:value-type="string" calcext:value-type="string">
            <text:p/>
            <text:p>                                                                Full-time</text:p>
            <text:p>                                                            </text:p>
          </table:table-cell>
          <table:table-cell office:value-type="string" calcext:value-type="string">
            <text:p/>
            <text:p>Â 4 to 6 year(s)</text:p>
            <text:p>                                                                    </text:p>
          </table:table-cell>
          <table:table-cell office:value-type="string" calcext:value-type="string">
            <text:p/>
            <text:p>Â Only males are allowed to apply</text:p>
            <text:p>                                                                    </text:p>
          </table:table-cell>
          <table:table-cell office:value-type="string" calcext:value-type="string">
            <text:p/>
            <text:p>Â Age at least 30 years</text:p>
            <text:p>                                                                    </text:p>
          </table:table-cell>
          <table:table-cell office:value-type="string" calcext:value-type="string">
            <text:p/>
            <text:p>Â Dhaka</text:p>
            <text:p>                                                                    </text:p>
          </table:table-cell>
          <table:table-cell office:value-type="string" calcext:value-type="string">
            <text:p/>
            <text:p>Bachelor of Science (BSc) in EEE, ETE, CSE, ECE</text:p>
            <text:p/>
          </table:table-cell>
          <table:table-cell office:value-type="string" calcext:value-type="string">
            <text:p/>
            <text:p>Age at least 30 years </text:p>
            <text:p>Only males are allowed to apply</text:p>
            <text:p>IP &amp; CCTV Technology understanding, installation, operations &amp; sales experience is a plus point </text:p>
            <text:p>CCNA/CCNP and RHCSA/RHCE will get preference.</text:p>
            <text:p>Must have a sound knowledge of Security techniques / products working in IT Security Departments </text:p>
            <text:p>Understanding and ability to use iComply/VMS/Milestone in operation within the Central Monitoring Station.</text:p>
            <text:p>Understanding of computer-based planning software</text:p>
            <text:p>Quick to understand Securex Clients requirements and find out customer pain point.</text:p>
            <text:p>Awareness of Building Management Systems (BMS), Facilities management procedures.</text:p>
            <text:p/>
          </table:table-cell>
          <table:table-cell office:value-type="string" calcext:value-type="string">
            <text:p/>
            <text:p>Â Tk. 30000 - 40000 (Monthly)</text:p>
            <text:p>                                                                    </text:p>
          </table:table-cell>
          <table:table-cell office:value-type="string" calcext:value-type="string">
            <text:p/>
            <text:p>Festival Bonus: 2As per company policy</text:p>
            <text:p/>
          </table:table-cell>
          <table:table-cell office:value-type="string" calcext:value-type="string">
            <text:p/>
            <text:p>Â Oct 31, 2019</text:p>
            <text:p>                                                                        </text:p>
          </table:table-cell>
          <table:table-cell office:value-type="string" calcext:value-type="string">
            <text:p/>
            <text:p>Â Nov 20, 2019</text:p>
            <text:p>                                                                        </text:p>
          </table:table-cell>
        </table:table-row>
        <table:table-row table:style-name="ro18">
          <table:table-cell office:value-type="string" calcext:value-type="string">
            <text:p>iOS developer</text:p>
          </table:table-cell>
          <table:table-cell office:value-type="string" calcext:value-type="string">
            <text:p>DTMWEB </text:p>
          </table:table-cell>
          <table:table-cell office:value-type="string" calcext:value-type="string">
            <text:p/>
            <text:p>                                                                Not specific</text:p>
            <text:p>                                                                </text:p>
          </table:table-cell>
          <table:table-cell office:value-type="string" calcext:value-type="string">
            <text:p>Must have experience with Swift 4/5 and XCode is mandatorily required; good to have knowledge on Objective-C.</text:p>
            <text:p>Experience in using RESTful Web Service APIs. Should be able to work with data parsing forms as JSON, to dynamically display data on iPhone/iPad.</text:p>
            <text:p>Strong knowledge about Core Frameworks (Such as Core Data, GCD, NSOperationQueue, Core Graphics, Core Animation, UIKit, AV Kit, AV Foundation)</text:p>
            <text:p>Should be able to work with instruments and Unit testing cases.</text:p>
            <text:p>Experience with offline storage, threading, caching and performance tuning and leveraged native iOS features (Gesture controls, Animations, Push Notifications and In-App notification).</text:p>
            <text:p>Collaborate with cross-functional teams/stakeholders throughout the project.</text:p>
            <text:p>Validate technical documentation, wireframes, rapid prototypes, user flows/process flow for effective communication and interaction.</text:p>
            <text:p>Cultivate a collaborative working environment with the project management team and internal cross-functional teams.</text:p>
            <text:p>Playing a role as both project planner and/or team member in the development team to ensure on-time and efficient delivery.</text:p>
            <text:p>Maintain organized source codes with version controlling for archiving and repurposing.</text:p>
            <text:p>                                                       </text:p>
            <text:p>                                                        </text:p>
          </table:table-cell>
          <table:table-cell office:value-type="string" calcext:value-type="string">
            <text:p><text:s text:c="5"/>Permanent / Project-Based</text:p>
          </table:table-cell>
          <table:table-cell office:value-type="string" calcext:value-type="string">
            <text:p/>
            <text:p>                                                                Full-time, Part-time</text:p>
            <text:p>                                                            </text:p>
          </table:table-cell>
          <table:table-cell office:value-type="string" calcext:value-type="string">
            <text:p/>
            <text:p>Â At most 4 year(s)</text:p>
            <text:p>                                                                    </text:p>
          </table:table-cell>
          <table:table-cell office:value-type="string" calcext:value-type="string">
            <text:p/>
            <text:p>Â Both males and females are allowed to apply</text:p>
            <text:p>                                                                    </text:p>
          </table:table-cell>
          <table:table-cell office:value-type="string" calcext:value-type="string">
            <text:p/>
            <text:p>Â Age 26 to 30 years</text:p>
            <text:p>                                                                    </text:p>
          </table:table-cell>
          <table:table-cell office:value-type="string" calcext:value-type="string">
            <text:p/>
            <text:p>Â Dhaka (Mohakhali)</text:p>
            <text:p>                                                                    </text:p>
          </table:table-cell>
          <table:table-cell office:value-type="string" calcext:value-type="string">
            <text:p/>
            <text:p>Master of Science (MSc)</text:p>
            <text:p/>
          </table:table-cell>
          <table:table-cell office:value-type="string" calcext:value-type="string">
            <text:p/>
            <text:p>Age 26 to 30 years </text:p>
            <text:p>Both males and females are allowed to apply</text:p>
            <text:p>Excellent communication &amp; interpersonal skills to establish and maintain an effective collaborative environment.</text:p>
            <text:p>Demonstrate professional craftsmanship and techniques in the publication process of Apps into marketplaces.</text:p>
            <text:p>Ability to Multitasking with minimum supervision to meet deadlines.</text:p>
            <text:p>Promote high standards of integrity &amp; able to handle confidential matters along with positive attitude, ownership, and initiative.</text:p>
            <text:p>Having a good grip in English fluency will add value.</text:p>
            <text:p/>
          </table:table-cell>
          <table:table-cell office:value-type="string" calcext:value-type="string">
            <text:p/>
            <text:p>Â Negotiable</text:p>
            <text:p>                                                                    </text:p>
          </table:table-cell>
          <table:table-cell office:value-type="string" calcext:value-type="string">
            <text:p/>
            <text:p>Performance bonus, Weekly 2 holidaysSalary Review: YearlyFestival Bonus: 2</text:p>
            <text:p/>
          </table:table-cell>
          <table:table-cell office:value-type="string" calcext:value-type="string">
            <text:p/>
            <text:p>Â Oct 31, 2019</text:p>
            <text:p>                                                                        </text:p>
          </table:table-cell>
          <table:table-cell office:value-type="string" calcext:value-type="string">
            <text:p/>
            <text:p>Â Nov 29, 2019</text:p>
            <text:p>                                                                        </text:p>
          </table:table-cell>
        </table:table-row>
        <table:table-row table:style-name="ro19">
          <table:table-cell office:value-type="string" calcext:value-type="string">
            <text:p>Lead QA Engineer</text:p>
          </table:table-cell>
          <table:table-cell office:value-type="string" calcext:value-type="string">
            <text:p>Ejogajog Limited </text:p>
          </table:table-cell>
          <table:table-cell office:value-type="string" calcext:value-type="string">
            <text:p/>
            <text:p>                                                                1</text:p>
            <text:p>                                                                </text:p>
          </table:table-cell>
          <table:table-cell office:value-type="string" calcext:value-type="string">
            <text:p/>
            <text:p>                                                            GIM (Goods in Motion) is the leading truck rental app of Bangladesh and one of the product of the Ejogajog Limited.</text:p>
            <text:p>                                                        </text:p>
          </table:table-cell>
          <table:table-cell/>
          <table:table-cell office:value-type="string" calcext:value-type="string">
            <text:p/>
            <text:p>                                                                Full-time</text:p>
            <text:p>                                                            </text:p>
          </table:table-cell>
          <table:table-cell office:value-type="string" calcext:value-type="string">
            <text:p/>
            <text:p>Â At least 6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Bachelor in Engineering (BEngg) in CSE, CS, Bachelor degree in any disciplineB.S. or M.S. in Computer Science or similar applied technical field or equivalent experience.</text:p>
            <text:p/>
          </table:table-cell>
          <table:table-cell office:value-type="string" calcext:value-type="string">
            <text:p/>
            <text:p>2+ year's experience in leading testing teams with focus on test automation and increasing test coverage</text:p>
            <text:p>6+ years of experience with manual and automated testing, developing automated tests</text:p>
            <text:p>Clear understanding or REST services</text:p>
            <text:p>Expertise in test automation and tools/ frameworks (e.g. Cucumber/Gherkin, Espresso, Selenium Grid, Junit, SOAP-UI, Eclipse, Jenkins, Ant, Maven, Visual Studio, JIRA, etc</text:p>
            <text:p>Familiarity in one or more general purpose programming languages (e.g. Java/JQuery, Javascript, Python/Jython, Ruby, Groovy, C#, .Net, VBScript, SQL, etc)</text:p>
            <text:p>Clear understanding of HTML5, CSS3, and related web technologies (Angular, REST etc.)</text:p>
            <text:p>Exposure to platforms/OS/Servers (e.g. Windows Server, Linux/Unix, J2EE, IIS, Apache, Tomcat, etc.)</text:p>
            <text:p>Good understanding of the development processes and DevOps practices</text:p>
            <text:p>Excellent communication skills</text:p>
            <text:p>Ability to influence a team</text:p>
            <text:p>Ability to inspire team members and coach them to grow</text:p>
            <text:p>Must have a keen eye to recognize potential problem areas and/or edge cases</text:p>
            <text:p>Methodical and detail oriented, with solid analytical skills and problem solving ability</text:p>
            <text:p>Good collaborator, get along with others, and are able to work effectively in a team</text:p>
            <text:p>Dedicated to quality and a positive, collaborative attitude and approach to testing</text:p>
            <text:p>Self-motivated; able to find opportunities for improvement and tackle them, without external direction</text:p>
            <text:p>Desirable:</text:p>
            <text:p>Mobile test automation experience a strong plus (iOS, Android, and mobile web)</text:p>
            <text:p>Android-related projects on Github, experience with BDD, Cucumber, Jenkins, Git, and Appium</text:p>
            <text:p>SQL Query, scripting and good understanding of DevOps pipeline</text:p>
            <text:p>Clear understanding of OWASP top 10 security issue</text:p>
            <text:p>Experience testing geolocation based services</text:p>
            <text:p>Experience testing payment services.</text:p>
            <text:p/>
          </table:table-cell>
          <table:table-cell office:value-type="string" calcext:value-type="string">
            <text:p/>
            <text:p>Â Negotiable</text:p>
            <text:p>                                                                    </text:p>
          </table:table-cell>
          <table:table-cell/>
          <table:table-cell office:value-type="string" calcext:value-type="string">
            <text:p/>
            <text:p>Â Oct 31, 2019</text:p>
            <text:p>                                                                        </text:p>
          </table:table-cell>
          <table:table-cell office:value-type="string" calcext:value-type="string">
            <text:p/>
            <text:p>Â Nov 15, 2019</text:p>
            <text:p>                                                                        </text:p>
          </table:table-cell>
        </table:table-row>
        <table:table-row table:style-name="ro20">
          <table:table-cell office:value-type="string" calcext:value-type="string">
            <text:p>Full Stack Developer</text:p>
          </table:table-cell>
          <table:table-cell office:value-type="string" calcext:value-type="string">
            <text:p>DTMWEB </text:p>
          </table:table-cell>
          <table:table-cell office:value-type="string" calcext:value-type="string">
            <text:p/>
            <text:p>                                                                Not specific</text:p>
            <text:p>                                                                </text:p>
          </table:table-cell>
          <table:table-cell office:value-type="string" calcext:value-type="string">
            <text:p/>
            <text:p>                                                        Play a key role in all parts of the product life-cycle: brainstorming, design, prototyping, planning, implementation, and launch.</text:p>
            <text:p>Have to work with existing codebases(gitlab), maintain it, by developing newer features and validate milestone-based deliveries from the developers.</text:p>
            <text:p>Designing and developing highly available and scalable backend systems</text:p>
            <text:p>Keep continuous observation on the projects under AMCs (Crash Reporting).</text:p>
            <text:p>Manage IAAS (Infrastructure As A Service) allocation &amp; collaborate with the team to ensure uninterrupted operation.</text:p>
            <text:p>Experience with automated testing and continuous deployment</text:p>
            <text:p>Validate technical documentation, wireframes, rapid prototypes, user flows/process flow for effective communication and interaction.</text:p>
            <text:p>Identify &amp; propose efficient tools/products/processes to increase team productivity.</text:p>
            <text:p>Cultivate a collaborative working environment with the project management team and internal cross-functional teams.</text:p>
            <text:p>The Stack: We're open to evolving our platform with newer technologies and here are some of our current tools in which you have to leave your footprint, Python, Scala, JavaScript, Django, Angular JS, Vue JS, Node JS, MongoDB, MySQL, Redshift &amp; Redis, AWS, Kotlin, XML, Objective-c, Swift, Server management, Git</text:p>
          </table:table-cell>
          <table:table-cell office:value-type="string" calcext:value-type="string">
            <text:p/>
            <text:p><text:span text:style-name="T1">                                                            Permanent / Project-Based</text:span></text:p>
          </table:table-cell>
          <table:table-cell office:value-type="string" calcext:value-type="string">
            <text:p/>
            <text:p>                                                                Full-time, Part-time</text:p>
            <text:p>                                                            </text:p>
          </table:table-cell>
          <table:table-cell office:value-type="string" calcext:value-type="string">
            <text:p/>
            <text:p>Â At most 4 year(s)</text:p>
            <text:p>                                                                    </text:p>
          </table:table-cell>
          <table:table-cell office:value-type="string" calcext:value-type="string">
            <text:p/>
            <text:p>Â Both males and females are allowed to apply</text:p>
            <text:p>                                                                    </text:p>
          </table:table-cell>
          <table:table-cell office:value-type="string" calcext:value-type="string">
            <text:p/>
            <text:p>Â Age 26 to 30 years</text:p>
            <text:p>                                                                    </text:p>
          </table:table-cell>
          <table:table-cell office:value-type="string" calcext:value-type="string">
            <text:p/>
            <text:p>Â Dhaka (Mohakhali)</text:p>
            <text:p>                                                                    </text:p>
          </table:table-cell>
          <table:table-cell office:value-type="string" calcext:value-type="string">
            <text:p/>
            <text:p>Bachelor of Science (BSc)</text:p>
            <text:p/>
          </table:table-cell>
          <table:table-cell office:value-type="string" calcext:value-type="string">
            <text:p/>
            <text:p>Age 26 to 30 years </text:p>
            <text:p>Both males and females are allowed to apply</text:p>
            <text:p>Excellent communication &amp; interpersonal skills to establish and maintain an effective collaborative environment.</text:p>
            <text:p>Demonstrate professional craftsmanship and techniques in development, collaboration and innovation.</text:p>
            <text:p>Ability to Multitasking with minimum supervision to meet deadlines.</text:p>
            <text:p>Promote high standards of integrity &amp; able to handle confidential matters along with positive attitude, ownership, and initiative.</text:p>
            <text:p/>
          </table:table-cell>
          <table:table-cell office:value-type="string" calcext:value-type="string">
            <text:p/>
            <text:p>Â Tk. 35000 - 40000 (Monthly)</text:p>
            <text:p>                                                                    </text:p>
          </table:table-cell>
          <table:table-cell office:value-type="string" calcext:value-type="string">
            <text:p/>
            <text:p>Performance bonus, Weekly 2 holidaysSalary Review: YearlyFestival Bonus: 2</text:p>
            <text:p/>
          </table:table-cell>
          <table:table-cell office:value-type="string" calcext:value-type="string">
            <text:p/>
            <text:p>Â Oct 31, 2019</text:p>
            <text:p>                                                                        </text:p>
          </table:table-cell>
          <table:table-cell office:value-type="string" calcext:value-type="string">
            <text:p/>
            <text:p>Â Nov 29, 2019</text:p>
            <text:p>                                                                        </text:p>
          </table:table-cell>
        </table:table-row>
        <table:table-row table:style-name="ro21">
          <table:table-cell office:value-type="string" calcext:value-type="string">
            <text:p>Social Media Researcher</text:p>
          </table:table-cell>
          <table:table-cell office:value-type="string" calcext:value-type="string">
            <text:p>Resilience Advancement Centre (RAC) Bangladesh </text:p>
          </table:table-cell>
          <table:table-cell office:value-type="string" calcext:value-type="string">
            <text:p/>
            <text:p>                                                                07</text:p>
            <text:p>                                                                </text:p>
          </table:table-cell>
          <table:table-cell/>
          <table:table-cell office:value-type="string" calcext:value-type="string">
            <text:p/>
            <text:p><text:span text:style-name="T1">A local online research company specializing in the study of social media is looking for creative and energetic individuals. The job position requires an excellent working knowledge of using social media and ability to communicate and deliver effective messages across a range of platforms.</text:span></text:p>
            <text:p><text:span text:style-name="T1">Job Location: Gulshan-2, Dhaka-1212</text:span></text:p>
            <text:p/>
          </table:table-cell>
          <table:table-cell office:value-type="string" calcext:value-type="string">
            <text:p/>
            <text:p>                                                                Full-time</text:p>
            <text:p>                                                            </text:p>
          </table:table-cell>
          <table:table-cell/>
          <table:table-cell office:value-type="string" calcext:value-type="string">
            <text:p/>
            <text:p>Â Both males and females are allowed to apply</text:p>
            <text:p>                                                                    </text:p>
          </table:table-cell>
          <table:table-cell office:value-type="string" calcext:value-type="string">
            <text:p/>
            <text:p>Â Age 24 to 30 years</text:p>
            <text:p>                                                                    </text:p>
          </table:table-cell>
          <table:table-cell office:value-type="string" calcext:value-type="string">
            <text:p/>
            <text:p>Â Dhaka</text:p>
            <text:p>                                                                    </text:p>
          </table:table-cell>
          <table:table-cell office:value-type="string" calcext:value-type="string">
            <text:p/>
            <text:p>Bachelor degree in any disciplineUniversity Graduate preferred.</text:p>
            <text:p/>
          </table:table-cell>
          <table:table-cell office:value-type="string" calcext:value-type="string">
            <text:p/>
            <text:p>Age 24 to 30 years </text:p>
            <text:p>Both males and females are allowed to apply</text:p>
            <text:p>-Computer skills &amp; ability to work in online data entry/collection </text:p>
            <text:p>-Fluent in English and Bangla, both written and spoken. Additional languages would be desirable.</text:p>
            <text:p>-Good team worker.</text:p>
            <text:p>Gender: Females are encouraged.</text:p>
            <text:p/>
          </table:table-cell>
          <table:table-cell office:value-type="string" calcext:value-type="string">
            <text:p/>
            <text:p>Â Tk. 40000 - 45000 (Monthly)</text:p>
            <text:p>                                                                    </text:p>
          </table:table-cell>
          <table:table-cell/>
          <table:table-cell office:value-type="string" calcext:value-type="string">
            <text:p/>
            <text:p>Â Oct 31, 2019</text:p>
            <text:p>                                                                        </text:p>
          </table:table-cell>
          <table:table-cell office:value-type="string" calcext:value-type="string">
            <text:p/>
            <text:p>Â Nov 15, 2019</text:p>
            <text:p>                                                                        </text:p>
          </table:table-cell>
        </table:table-row>
        <table:table-row table:style-name="ro21">
          <table:table-cell office:value-type="string" calcext:value-type="string">
            <text:p>Lead Engineer (Java)</text:p>
          </table:table-cell>
          <table:table-cell office:value-type="string" calcext:value-type="string">
            <text:p>Ejogajog Limited </text:p>
          </table:table-cell>
          <table:table-cell office:value-type="string" calcext:value-type="string">
            <text:p/>
            <text:p>                                                                1</text:p>
            <text:p>                                                                </text:p>
          </table:table-cell>
          <table:table-cell office:value-type="string" calcext:value-type="string">
            <text:p>Lead Engineer, as a key leader of the technical team, would help define and execute its technical vision and direction in building scalable web platforms, including API and other services. The Lead Engineer will work closely with the CTO, Architect, business stakeholders and the technical team to deliver technology platform that deliver business results. (S)he will have the opportunity to shape the organization's culture and influence its technology platform selection and processes adoption.</text:p>
            <text:p>The Lead Engineer would lead a team of Senior Engineers to work on research, the creation of tools and techniques and investigation and resolution of issues. (S)he would ensure the technical excellence of the work. The person will to work on creation and maintenance of scalable web applications and other tools and services.</text:p>
            <text:p>The Lead Engineer (Java) will:</text:p>
            <text:p>Provide guidance and direction to the Java engineering team so that they can achieve their tasks timely, efficiently and with quality</text:p>
            <text:p>Work with rest of the team to identify, formalize, size and break down product backlog items mainly web part</text:p>
            <text:p>Create, enhance and maintain pleasing, scalable, secure web applications, web API</text:p>
            <text:p>Make sure coding standards and processes are adhered to</text:p>
            <text:p>Make sure unit tests are properly written and executed</text:p>
            <text:p>Ensure that the DevOps pipeline runs smoothly</text:p>
            <text:p>Performs code review and peer programming, as and when necessary</text:p>
            <text:p>Investigate and resolve reports bugs</text:p>
            <text:p>Investigate and resolve reported performance, security, usability or other issues</text:p>
            <text:p>Work with the architect to design systems and components and implement critical part of the platform</text:p>
            <text:p>Actively participate in requirement clarification (grooming) and planning activities</text:p>
            <text:p>Provide estimate, assess risk and explore and recommend options for work items</text:p>
            <text:p>Discuss and delegate work items to the engineering team members</text:p>
            <text:p>Make sure the team's work meets functional and non-functional (performance, security, usability) requirements</text:p>
            <text:p>Resolve issues and questions raised by the team members</text:p>
            <text:p>Troubleshoot production issues and devise effective resolutions</text:p>
            <text:p>Work with the Quality Assurance team to make sure they remain productive and remove any blocking issue</text:p>
            <text:p>Create (or help create) documents: architecture, design documents, technical guide, etc. as and when necessary</text:p>
            <text:p>Research and investigate newer, relevant technologies and its applicability to our platform</text:p>
            <text:p>Interface with partners to integrate their services into our platform or help them integrate our services in their platform</text:p>
            <text:p>Keep the senior leadership team abreast of status, risks, challenges and significant wins</text:p>
            <text:p>Coach other members of the engineering team</text:p>
            <text:p>Other responsibilities that may be assigned based on capabilities, interests and need.</text:p>
          </table:table-cell>
          <table:table-cell office:value-type="string" calcext:value-type="string">
            <text:p><text:span text:style-name="T1">GIM (Goods in Motion) is the leading truck rental app of Bangladesh and one of the product of the Ejogajog Limited.</text:span></text:p>
            <text:p><text:span text:style-name="T1">                                                        </text:span></text:p>
          </table:table-cell>
          <table:table-cell office:value-type="string" calcext:value-type="string">
            <text:p/>
            <text:p>                                                                Full-time</text:p>
            <text:p>                                                            </text:p>
          </table:table-cell>
          <table:table-cell office:value-type="string" calcext:value-type="string">
            <text:p/>
            <text:p>Â At least 6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Bachelor in Engineering (BEngg) in CSE, CSThe ideal candidate should have at least BSc in Computer Science/ Engineering or related discipline with 6+ years of experience, including Lead-level experience working for technology/service related companies.</text:p>
            <text:p/>
          </table:table-cell>
          <table:table-cell office:value-type="string" calcext:value-type="string">
            <text:p/>
            <text:p>Solid understanding of contemporary software engineering practices, including object-oriented design and implementation, design patterns, anti-patterns, micro-services etc.</text:p>
            <text:p>Self-managed, self-starter</text:p>
            <text:p>Good communication skills</text:p>
            <text:p>Ability to execute based on technology vision</text:p>
            <text:p>Ability to coordinate with others and delegate when necessary</text:p>
            <text:p>Excellent understanding of security vulnerabilities and ways to avoid those</text:p>
            <text:p>Good understanding and experience with software development processes (agile preferable)</text:p>
            <text:p>Familiarity with standard software development tools like Git, BitBucket, Jira etc.</text:p>
            <text:p>Good understanding of DevOps processes and tools Back-End:</text:p>
            <text:p>Mastery of the latest Java language (Java 1.8 or later)</text:p>
            <text:p>Java related frameworks (e.g. Spring, Hibernate etc.)</text:p>
            <text:p>Highly proficient with Web Services (REST, SOAP) and related technologies</text:p>
            <text:p>Experience with Consuming different API's on the web</text:p>
            <text:p>Expert knowledge of JVM, memory management, garbage collection, multi-threading and concurrency concerns</text:p>
            <text:p>Expert knowledge of ORM technologies, including Hibernate, Jell</text:p>
            <text:p>Well-versed in JSON, XML and similar technologies</text:p>
            <text:p>Solid understanding of networking including HTTP, TCP/IP, UDP</text:p>
            <text:p>Strong, practical knowledge of design patterns and its application in coding</text:p>
            <text:p>Strong advocate of unit testing and test driven development</text:p>
            <text:p>Front-End:</text:p>
            <text:p>Very good knowledge of Javascript and Javascript-based framework (e.g. JQuery)</text:p>
            <text:p>Well-versed with HTML5, JavaScript, CSS, Bootstrap and related technologies</text:p>
            <text:p>Familiarity with one of Angular, ReactJS, KnockoutJS and similar framework is preferred</text:p>
            <text:p>Infrastructure:</text:p>
            <text:p>Thorough understanding of Amazon Web Services (AWS) or similar public cloud providers</text:p>
            <text:p>One of the Linux flavors (CentOS, Red Hat, Ubuntu, Fedora etc.)</text:p>
            <text:p>One of Tomcat, JBoss, NGinx etc. Database:</text:p>
            <text:p>One of MySQL, PostgreSQL, CockroachDB or similar database</text:p>
            <text:p>Conceptual understanding of ACID property, transactions etc. Other:</text:p>
            <text:p>Excellent communication skills</text:p>
            <text:p>Ability to work independently or in a team</text:p>
            <text:p>Ability to mentor an coach a team of senior engineers</text:p>
            <text:p>Must be able to look at a problem from multiple angles and come up with several suggestions for solution</text:p>
            <text:p>Methodical and detail oriented, with solid analytical skills and problem-solving ability</text:p>
            <text:p>Good collaborator, get along with others and are able to work effectively in a team</text:p>
            <text:p>Dedicated to quality and understands that quality is the result of intentional, focused effort</text:p>
            <text:p>Self-motivated; able to find opportunities for improvement and tackle them, without external direction</text:p>
            <text:p>Highly desirable:</text:p>
            <text:p>Experience with real time queuing systems (Kafka)</text:p>
            <text:p>Experience with NoSQL Databases (MongoDB, Couchbase)</text:p>
            <text:p>Experience with a different language is strongly preferred (Python, Go, Ruby, Scala etc.)</text:p>
            <text:p>Experience with Mobile Network, Geolocation, Payment systems</text:p>
            <text:p>Experience with containers, container repositories and related technologies</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31, 2019</text:p>
            <text:p>                                                                        </text:p>
          </table:table-cell>
          <table:table-cell office:value-type="string" calcext:value-type="string">
            <text:p/>
            <text:p>Â Nov 15, 2019</text:p>
            <text:p>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3">00/00/0000</text:date>, <text:time style:data-style-name="N2" text:time-value="01:43:14.2551680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3T01:46:02.339596049</dc:date>
    <meta:editing-duration>PT1H15M12S</meta:editing-duration>
    <meta:editing-cycles>9</meta:editing-cycles>
    <meta:generator>LibreOffice/6.2.7.1$Linux_X86_64 LibreOffice_project/20$Build-1</meta:generator>
    <meta:document-statistic meta:table-count="1" meta:cell-count="308" meta:object-count="0"/>
  </office:meta>
</office:document-meta>
</file>